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Mangal" svg:font-family="Mangal" style:font-pitch="variable"/>
    <style:font-face style:name="SimSun" svg:font-family="SimSun, ËÎĚĺ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7403in" fo:margin-left="0.0118in" style:page-number="auto" table:align="left" style:writing-mode="lr-tb"/>
    </style:style>
    <style:style style:name="Table1.A" style:family="table-column">
      <style:table-column-properties style:column-width="2.059in"/>
    </style:style>
    <style:style style:name="Table1.B" style:family="table-column">
      <style:table-column-properties style:column-width="1.5611in"/>
    </style:style>
    <style:style style:name="Table1.C" style:family="table-column">
      <style:table-column-properties style:column-width="0.3931in"/>
    </style:style>
    <style:style style:name="Table1.D" style:family="table-column">
      <style:table-column-properties style:column-width="1.1611in"/>
    </style:style>
    <style:style style:name="Table1.E" style:family="table-column">
      <style:table-column-properties style:column-width="0.5639in"/>
    </style:style>
    <style:style style:name="Table1.F" style:family="table-column">
      <style:table-column-properties style:column-width="1.0021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104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="0.0104in" fo:border="0.5pt solid #000000" style:writing-mode="lr-tb"/>
    </style:style>
    <style:style style:name="Table1.A2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="0in" fo:border="0.5pt solid #000000" style:writing-mode="lr-tb"/>
    </style:style>
    <style:style style:name="Table1.A7" style:family="table-cell">
      <style:table-cell-properties style:vertical-align="middle" fo:padding="0in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middle" fo:padding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7792in" fo:margin-left="-0.0229in" table:align="left" style:writing-mode="lr-tb"/>
    </style:style>
    <style:style style:name="Table2.A" style:family="table-column">
      <style:table-column-properties style:column-width="0.7382in"/>
    </style:style>
    <style:style style:name="Table2.B" style:family="table-column">
      <style:table-column-properties style:column-width="2.9549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0.8479in"/>
    </style:style>
    <style:style style:name="Table2.E" style:family="table-column">
      <style:table-column-properties style:column-width="0.8007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-left="0.0194in" fo:padding-right="0.0194in" fo:padding-top="0in" fo:padding-bottom="0in" fo:border="0.5pt solid #000000" style:writing-mode="lr-tb"/>
    </style:style>
    <style:style style:name="Table2.A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2.10" style:family="table-row">
      <style:table-row-properties style:min-row-height="0.5931in" fo:keep-together="always"/>
    </style:style>
    <style:style style:name="P1" style:family="paragraph" style:parent-style-name="Footer">
      <style:paragraph-properties fo:margin-left="0in" fo:margin-right="0.25in" fo:text-indent="0in" style:auto-text-indent="false"/>
      <style:text-properties officeooo:paragraph-rsid="000ba126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4pt"/>
    </style:style>
    <style:style style:name="P3" style:family="paragraph" style:parent-style-name="Standard">
      <style:paragraph-properties fo:margin-top="0.0138in" fo:margin-bottom="0.0138in" style:contextual-spacing="false" fo:text-align="start" style:justify-single-word="false"/>
      <style:text-properties fo:font-size="11pt" style:font-size-asian="11pt"/>
    </style:style>
    <style:style style:name="P4" style:family="paragraph" style:parent-style-name="Standard">
      <style:paragraph-properties fo:margin-top="0.0138in" fo:margin-bottom="0.0138in" style:contextual-spacing="false" style:snap-to-layout-grid="false"/>
      <style:text-properties fo:font-size="11pt" officeooo:rsid="0007fb8d" officeooo:paragraph-rsid="0007fb8d" style:font-size-asian="11pt"/>
    </style:style>
    <style:style style:name="P5" style:family="paragraph" style:parent-style-name="Standard">
      <style:paragraph-properties fo:margin-top="0.0138in" fo:margin-bottom="0.0138in" style:contextual-spacing="false" style:snap-to-layout-grid="false"/>
      <style:text-properties fo:font-size="11pt" officeooo:rsid="00090e79" officeooo:paragraph-rsid="00090e79" style:font-size-asian="11pt"/>
    </style:style>
    <style:style style:name="P6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</style:style>
    <style:style style:name="P7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style:font-size-asian="10pt"/>
    </style:style>
    <style:style style:name="P8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.0193in" fo:margin-right="0in" fo:margin-top="0.0138in" fo:margin-bottom="0.0138in" style:contextual-spacing="false" fo:text-align="center" style:justify-single-word="false" fo:text-indent="0in" style:auto-text-indent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fo:font-weight="bold" style:font-size-asian="10pt" style:font-weight-asian="bold" style:font-size-complex="14pt" style:font-weight-complex="bold"/>
    </style:style>
    <style:style style:name="P11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</style:style>
    <style:style style:name="P12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officeooo:paragraph-rsid="000ba126"/>
    </style:style>
    <style:style style:name="P13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style:font-size-complex="10pt"/>
    </style:style>
    <style:style style:name="P14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weight="bold" officeooo:paragraph-rsid="000ba126" style:font-weight-asian="bold" style:font-weight-complex="bold"/>
    </style:style>
    <style:style style:name="P16" style:family="paragraph" style:parent-style-name="Standard">
      <style:paragraph-properties fo:margin-left="0.0193in" fo:margin-right="0in" fo:margin-top="0.0138in" fo:margin-bottom="0.0138in" style:contextual-spacing="false" fo:text-align="center" style:justify-single-word="false" fo:text-indent="0in" style:auto-text-indent="false" style:snap-to-layout-grid="false"/>
      <style:text-properties fo:font-size="11pt" officeooo:rsid="000a3788" officeooo:paragraph-rsid="000a3788" style:font-size-asian="11pt" style:font-size-complex="10pt"/>
    </style:style>
    <style:style style:name="P17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1pt" officeooo:rsid="000a3788" officeooo:paragraph-rsid="000a3788" style:font-size-asian="11pt" style:font-size-complex="14pt"/>
    </style:style>
    <style:style style:name="P18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fo:font-size="11pt" officeooo:rsid="000a3788" officeooo:paragraph-rsid="000a3788" style:font-size-asian="11pt" style:font-size-complex="14pt"/>
    </style:style>
    <style:style style:name="P19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fo:font-size="11pt" officeooo:rsid="0007fb8d" officeooo:paragraph-rsid="0007fb8d" style:font-size-asian="11pt"/>
    </style:style>
    <style:style style:name="P20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fo:font-size="11pt" officeooo:rsid="00090e79" officeooo:paragraph-rsid="00090e79" style:font-size-asian="11pt"/>
    </style:style>
    <style:style style:name="P21" style:family="paragraph" style:parent-style-name="Standard">
      <style:paragraph-properties fo:margin-left="0.0193in" fo:margin-right="0in" fo:margin-top="0.0138in" fo:margin-bottom="0.0138in" style:contextual-spacing="false" fo:text-align="start" style:justify-single-word="false" fo:text-indent="0in" style:auto-text-indent="false"/>
      <style:text-properties fo:font-size="11pt" fo:language="pl" fo:country="PL" style:font-size-asian="11pt"/>
    </style:style>
    <style:style style:name="P22" style:family="paragraph" style:parent-style-name="Standard">
      <style:paragraph-properties fo:margin-left="0.0193in" fo:margin-right="0in" fo:margin-top="0.0138in" fo:margin-bottom="0.0138in" style:contextual-spacing="false" fo:text-align="start" style:justify-single-word="false" fo:text-indent="0in" style:auto-text-indent="false" style:snap-to-layout-grid="false"/>
      <style:text-properties fo:font-size="11pt" fo:language="pl" fo:country="PL" style:font-size-asian="11pt" style:font-size-complex="14pt"/>
    </style:style>
    <style:style style:name="P23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style:font-name-asian="Arial Unicode MS" style:font-name-complex="Arial Unicode MS"/>
    </style:style>
    <style:style style:name="P24" style:family="paragraph" style:parent-style-name="Standard">
      <style:paragraph-properties fo:margin-left="0.0193in" fo:margin-right="0in" fo:margin-top="0.0138in" fo:margin-bottom="0.0138in" style:contextual-spacing="false" fo:text-align="center" style:justify-single-word="false" fo:text-indent="0in" style:auto-text-indent="false"/>
    </style:style>
    <style:style style:name="P25" style:family="paragraph" style:parent-style-name="Standard">
      <style:paragraph-properties fo:margin-left="0.0193in" fo:margin-right="0in" fo:margin-top="0.0138in" fo:margin-bottom="0.0138in" style:contextual-spacing="false" fo:text-align="center" style:justify-single-word="false" fo:text-indent="0in" style:auto-text-indent="false"/>
      <style:text-properties officeooo:paragraph-rsid="000ba126"/>
    </style:style>
    <style:style style:name="P26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officeooo:rsid="0006ab17" officeooo:paragraph-rsid="0006ab17"/>
    </style:style>
    <style:style style:name="P27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officeooo:rsid="0006ab17" officeooo:paragraph-rsid="0006ab17"/>
    </style:style>
    <style:style style:name="P28" style:family="paragraph" style:parent-style-name="Standard">
      <style:paragraph-properties fo:margin-left="0.0193in" fo:margin-right="0in" fo:margin-top="0.0138in" fo:margin-bottom="0.0138in" style:contextual-spacing="false" fo:text-align="start" style:justify-single-word="false" fo:text-indent="0in" style:auto-text-indent="false"/>
      <style:text-properties fo:font-size="12pt" fo:language="pl" fo:country="PL" style:font-size-asian="12pt"/>
    </style:style>
    <style:style style:name="P29" style:family="paragraph" style:parent-style-name="Standard">
      <style:paragraph-properties fo:margin-left="0.0193in" fo:margin-right="0in" fo:margin-top="0.0138in" fo:margin-bottom="0.0138in" style:contextual-spacing="false" fo:text-align="start" style:justify-single-word="false" fo:text-indent="0in" style:auto-text-indent="false" style:snap-to-layout-grid="false"/>
      <style:text-properties fo:font-size="12pt" fo:language="pl" fo:country="PL" officeooo:rsid="0006ab17" officeooo:paragraph-rsid="0007fb8d" style:font-size-asian="12pt"/>
    </style:style>
    <style:style style:name="P30" style:family="paragraph" style:parent-style-name="Standard">
      <style:paragraph-properties fo:margin-left="0.0193in" fo:margin-right="0in" fo:margin-top="0.0138in" fo:margin-bottom="0.0138in" style:contextual-spacing="false" fo:text-align="start" style:justify-single-word="false" fo:text-indent="0in" style:auto-text-indent="false"/>
    </style:style>
    <style:style style:name="P31" style:family="paragraph" style:parent-style-name="List">
      <style:paragraph-properties fo:margin-left="0.0193in" fo:margin-right="0in" fo:margin-top="0.0138in" fo:margin-bottom="0.0138in" style:contextual-spacing="false" fo:text-indent="0in" style:auto-text-indent="false"/>
      <style:text-properties fo:font-size="1pt" style:font-size-asian="1pt"/>
    </style:style>
    <style:style style:name="P32" style:family="paragraph" style:parent-style-name="List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officeooo:rsid="00078adc" officeooo:paragraph-rsid="00078adc"/>
    </style:style>
    <style:style style:name="P33" style:family="paragraph" style:parent-style-name="List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officeooo:rsid="000ba126" officeooo:paragraph-rsid="000ba126"/>
    </style:style>
    <style:style style:name="P34" style:family="paragraph" style:parent-style-name="Heading_20_4">
      <style:paragraph-properties fo:margin-left="0.0193in" fo:margin-right="0in" fo:margin-top="0.0138in" fo:margin-bottom="0.0138in" style:contextual-spacing="false" fo:text-indent="0in" style:auto-text-indent="false"/>
      <style:text-properties style:font-name="Times New Roman" fo:font-size="11pt" fo:font-style="normal" style:font-size-asian="11pt" style:font-style-asian="normal" style:font-name-complex="Times New Roman" style:font-style-complex="normal"/>
    </style:style>
    <style:style style:name="P35" style:family="paragraph" style:parent-style-name="Nagłówek_20_tabeli">
      <style:paragraph-properties fo:margin-left="0.0193in" fo:margin-right="0in" fo:margin-top="0.0138in" fo:margin-bottom="0.0138in" style:contextual-spacing="false" fo:text-indent="0in" style:auto-text-indent="false" text:number-lines="true" text:line-number="0"/>
      <style:text-properties fo:font-size="11pt" style:font-size-asian="11pt" style:font-size-complex="10pt"/>
    </style:style>
    <style:style style:name="P36" style:family="paragraph" style:parent-style-name="Heading_20_1">
      <style:paragraph-properties fo:margin-left="0.0193in" fo:margin-right="0in" fo:text-indent="0in" style:auto-text-indent="false"/>
    </style:style>
    <style:style style:name="P37" style:family="paragraph" style:parent-style-name="Heading_20_1">
      <style:paragraph-properties fo:margin-left="0.0193in" fo:margin-right="0in" fo:text-indent="0in" style:auto-text-indent="false"/>
      <style:text-properties style:font-size-complex="12pt"/>
    </style:style>
    <style:style style:name="P38" style:family="paragraph" style:parent-style-name="Heading_20_1">
      <style:paragraph-properties fo:margin-left="0.0193in" fo:margin-right="0in" fo:text-indent="0in" style:auto-text-indent="false"/>
      <style:text-properties style:font-size-complex="14pt"/>
    </style:style>
    <style:style style:name="P39" style:family="paragraph" style:parent-style-name="Heading_20_3">
      <style:paragraph-properties fo:margin-left="0.0193in" fo:margin-right="0in" fo:text-indent="0in" style:auto-text-indent="false"/>
    </style:style>
    <style:style style:name="P40" style:family="paragraph" style:parent-style-name="Heading_20_2">
      <style:paragraph-properties fo:margin-left="0.0193in" fo:margin-right="0in" fo:margin-top="0.0138in" fo:margin-bottom="0.0138in" style:contextual-spacing="false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Heading_20_2">
      <style:paragraph-properties fo:margin-left="0.0193in" fo:margin-right="0in" fo:margin-top="0.0138in" fo:margin-bottom="0.0138in" style:contextual-spacing="false" fo:text-indent="0in" style:auto-text-indent="false" style:snap-to-layout-grid="false"/>
      <style:text-properties style:font-name="Times New Roman" fo:font-size="12pt" officeooo:rsid="000ba126" officeooo:paragraph-rsid="000ba126" style:font-size-asian="12pt" style:font-name-complex="Times New Roman" style:font-size-complex="12pt"/>
    </style:style>
    <style:style style:name="P42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style:font-size-asian="10pt"/>
    </style:style>
    <style:style style:name="P43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0pt" fo:font-weight="bold" style:font-size-asian="10pt" style:font-weight-asian="bold" style:font-size-complex="14pt" style:font-weight-complex="bold"/>
    </style:style>
    <style:style style:name="P45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0.0193in" fo:margin-right="0in" fo:margin-top="0.0138in" fo:margin-bottom="0.0138in" style:contextual-spacing="false" fo:text-indent="0in" style:auto-text-indent="false"/>
      <style:text-properties fo:font-size="11pt" officeooo:rsid="000a3788" officeooo:paragraph-rsid="000a3788" style:font-size-asian="11pt" style:font-size-complex="14pt"/>
    </style:style>
    <style:style style:name="P47" style:family="paragraph" style:parent-style-name="Standard" style:list-style-name="L1">
      <style:paragraph-properties fo:margin-top="0.0138in" fo:margin-bottom="0.0138in" style:contextual-spacing="false" style:snap-to-layout-grid="false"/>
      <style:text-properties fo:font-size="11pt" officeooo:rsid="0007fb8d" officeooo:paragraph-rsid="0007fb8d" style:font-size-asian="11pt"/>
    </style:style>
    <style:style style:name="P48" style:family="paragraph" style:parent-style-name="Standard" style:list-style-name="L1">
      <style:paragraph-properties fo:margin-top="0.0138in" fo:margin-bottom="0.0138in" style:contextual-spacing="false" style:snap-to-layout-grid="false"/>
      <style:text-properties fo:font-size="11pt" officeooo:rsid="00090e79" officeooo:paragraph-rsid="00090e79" style:font-size-asian="11pt"/>
    </style:style>
    <style:style style:name="P49" style:family="paragraph" style:parent-style-name="Standard" style:list-style-name="L2">
      <style:paragraph-properties fo:margin-top="0.0138in" fo:margin-bottom="0.0138in" style:contextual-spacing="false" style:snap-to-layout-grid="false"/>
      <style:text-properties fo:font-size="11pt" officeooo:rsid="00090e79" officeooo:paragraph-rsid="00090e79" style:font-size-asian="11pt"/>
    </style:style>
    <style:style style:name="P50" style:family="paragraph" style:parent-style-name="Standard" style:list-style-name="WW8Num2">
      <style:paragraph-properties fo:margin-top="0.0138in" fo:margin-bottom="0.0138in" style:contextual-spacing="false" fo:text-align="start" style:justify-single-word="false"/>
    </style:style>
    <style:style style:name="P51" style:family="paragraph" style:parent-style-name="Standard" style:list-style-name="L3">
      <style:paragraph-properties fo:margin-top="0.0138in" fo:margin-bottom="0.0138in" style:contextual-spacing="false" fo:text-align="start" style:justify-single-word="false"/>
      <style:text-properties officeooo:rsid="00090e79" officeooo:paragraph-rsid="00090e79"/>
    </style:style>
    <style:style style:name="P52" style:family="paragraph" style:parent-style-name="Standard" style:list-style-name="L3">
      <style:paragraph-properties fo:margin-top="0.0138in" fo:margin-bottom="0.0138in" style:contextual-spacing="false" fo:text-align="start" style:justify-single-word="false"/>
      <style:text-properties officeooo:rsid="000a3788" officeooo:paragraph-rsid="000a3788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0ba126" style:font-size-asian="10pt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7fb8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1pt" officeooo:rsid="000a3788" style:font-size-asian="11pt" style:font-size-complex="10pt"/>
    </style:style>
    <style:style style:name="T11" style:family="text">
      <style:text-properties officeooo:rsid="00090e79"/>
    </style:style>
    <style:style style:name="T12" style:family="text">
      <style:text-properties officeooo:rsid="000a3788"/>
    </style:style>
    <style:style style:name="T13" style:family="text">
      <style:text-properties officeooo:rsid="000b2001"/>
    </style:style>
    <style:style style:name="T14" style:family="text">
      <style:text-properties officeooo:rsid="000cd21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93in" fo:text-indent="-0.25in" fo:margin-left="1.01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93in" fo:text-indent="-0.25in" fo:margin-left="1.51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93in" fo:text-indent="-0.25in" fo:margin-left="1.76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93in" fo:text-indent="-0.25in" fo:margin-left="2.01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93in" fo:text-indent="-0.25in" fo:margin-left="2.51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93in" fo:text-indent="-0.25in" fo:margin-left="1.01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93in" fo:text-indent="-0.25in" fo:margin-left="1.51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93in" fo:text-indent="-0.25in" fo:margin-left="1.76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93in" fo:text-indent="-0.25in" fo:margin-left="2.01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93in" fo:text-indent="-0.25in" fo:margin-left="2.51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93in" fo:text-indent="-0.25in" fo:margin-left="1.01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3in" fo:text-indent="-0.25in" fo:margin-left="1.51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3in" fo:text-indent="-0.25in" fo:margin-left="1.76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93in" fo:text-indent="-0.25in" fo:margin-left="2.01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3in" fo:text-indent="-0.25in" fo:margin-left="2.51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693in" fo:text-indent="-0.25in" fo:margin-left="2.7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list xml:id="list3272427838393594776" text:style-name="WW8Num1">
              <text:list-item>
                <text:list>
                  <text:list-item>
                    <text:h text:style-name="P40" text:outline-level="2">Nazwa przedmiotu</text:h>
                  </text:list-item>
                </text:list>
              </text:list-item>
            </text:list>
          </table:table-cell>
          <table:table-cell table:style-name="Table1.B1" table:number-columns-spanned="5" office:value-type="string">
            <text:list xml:id="list181820777796851" text:continue-numbering="true" text:style-name="WW8Num1">
              <text:list-item>
                <text:list>
                  <text:list-item>
                    <text:h text:style-name="P41" text:outline-level="2">Python w zastosowaniach naukowych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Nazwa przedmiotu w języku angielskim</text:p>
          </table:table-cell>
          <table:table-cell table:style-name="Table1.B2" table:number-columns-spanned="5" office:value-type="string">
            <text:p text:style-name="P33">Python language for solving scientific problem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Kod przedmiotu</text:p>
          </table:table-cell>
          <table:table-cell table:style-name="Table1.A2" office:value-type="string">
            <text:p text:style-name="P26">PY-<text:span text:style-name="T13">DATA</text:span></text:p>
          </table:table-cell>
          <table:table-cell table:style-name="Table1.A2" table:number-columns-spanned="2" office:value-type="string">
            <text:p text:style-name="P8">Wersja przedmiotu - rok wprowadzenia tej wersji</text:p>
          </table:table-cell>
          <table:covered-table-cell/>
          <table:table-cell table:style-name="Table1.B2" table:number-columns-spanned="2" office:value-type="string">
            <text:p text:style-name="P11">2014</text:p>
          </table:table-cell>
          <table:covered-table-cell/>
        </table:table-row>
        <table:table-row table:style-name="Table1.1">
          <table:table-cell table:style-name="Table1.B1" table:number-columns-spanned="6" office:value-type="string">
            <text:p text:style-name="P35">A. Usytuowanie przedmiotu w systemie studió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1. Poziom kształcenia - studia I (inż.) lub II (mgr) stopnia</text:p>
          </table:table-cell>
          <table:table-cell table:style-name="Table1.B2" table:number-columns-spanned="5" office:value-type="string">
            <text:p text:style-name="P11">Studia I stopnia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2. Forma i tryb prowadzenia studiów</text:p>
          </table:table-cell>
          <table:table-cell table:style-name="Table1.B2" table:number-columns-spanned="5" office:value-type="string">
            <text:p text:style-name="P6">studia stacjonarn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8">A3. Kierunek studiów</text:p>
          </table:table-cell>
          <table:table-cell table:style-name="Table1.B7" table:number-columns-spanned="5" office:value-type="string">
            <text:p text:style-name="P39">Fizyka techniczna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4. Profil studiów</text:p>
          </table:table-cell>
          <table:table-cell table:style-name="Table1.B2" table:number-columns-spanned="5" office:value-type="string">
            <text:p text:style-name="P6">ogólnoakademick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5. Specjalność (lub wspólny dla kierunku)</text:p>
          </table:table-cell>
          <table:table-cell table:style-name="Table1.B2" table:number-columns-spanned="5" office:value-type="string">
            <text:p text:style-name="P13">wspólny dla kierunku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6. Jednostka prowadząca przedmiot (wydział, zakład)</text:p>
          </table:table-cell>
          <table:table-cell table:style-name="Table1.B2" table:number-columns-spanned="5" office:value-type="string">
            <text:p text:style-name="P6">Wydział Fizyk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7. Jednostka realizująca przedmiot (jeśli inna niż A5 - wydział, zakład) </text:p>
          </table:table-cell>
          <table:table-cell table:style-name="Table1.B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8. Koordynator przedmiotu (tytuł, imię i nazwisko, stanowisko, e-mail)</text:p>
          </table:table-cell>
          <table:table-cell table:style-name="Table1.B2" table:number-columns-spanned="5" office:value-type="string">
            <text:p text:style-name="P12">dr hab. Adam Kisiel, prof. nzw., <text:a xlink:type="simple" xlink:href="mailto:kisiel@if.pw.edu.pl">kisiel@if.pw.edu.pl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6" office:value-type="string">
            <text:p text:style-name="P36">B. Ogólna charakterystyka przedmiot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8">B1. Blok przedmiotów (podstawowe, kierunkowe wspólne, FM, FK, OE, MN, HES, JO)</text:p>
          </table:table-cell>
          <table:table-cell table:style-name="Table1.B7" table:number-columns-spanned="5" office:value-type="string">
            <text:p text:style-name="P6">kierunkowe wspóln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2. Grupa przedmiotów </text:p>
          </table:table-cell>
          <table:table-cell table:style-name="Table1.B2" table:number-columns-spanned="5" office:value-type="string">
            <text:p text:style-name="P6">obieraln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3. Poziom przedmiotu (podstawowy, średnio zaawansowany, zaawansowany)</text:p>
          </table:table-cell>
          <table:table-cell table:style-name="Table1.B2" table:number-columns-spanned="5" office:value-type="string">
            <text:p text:style-name="P27">Zaawansowany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4. Status przedmiotu (obieralny dowolnego wyboru, obowiązkowy, obieralny ograniczonego wyboru)</text:p>
          </table:table-cell>
          <table:table-cell table:style-name="Table1.B2" table:number-columns-spanned="5" office:value-type="string">
            <text:p text:style-name="P27">obieralny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5. Język prowadzenia zajęć (polski lub angielski)</text:p>
          </table:table-cell>
          <table:table-cell table:style-name="Table1.B2" table:number-columns-spanned="5" office:value-type="string">
            <text:p text:style-name="P6">Polsk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6. Semestr nominalny w planie studiów (np. P7 inż., M2 mgr)</text:p>
          </table:table-cell>
          <table:table-cell table:style-name="Table1.A2" table:number-columns-spanned="2" office:value-type="string">
            <text:p text:style-name="P26">F5 INŻ</text:p>
          </table:table-cell>
          <table:covered-table-cell/>
          <table:table-cell table:style-name="Table1.A2" table:number-columns-spanned="2" office:value-type="string">
            <text:p text:style-name="P7">B7. Semestr w roku akad. (zimowy lub letni)</text:p>
          </table:table-cell>
          <table:covered-table-cell/>
          <table:table-cell table:style-name="Table1.B2" office:value-type="string">
            <text:p text:style-name="P26">Zimowy</text:p>
          </table:table-cell>
        </table:table-row>
        <table:table-row table:style-name="Table1.1">
          <table:table-cell table:style-name="Table1.A2" office:value-type="string">
            <text:p text:style-name="P7">B8. Wymagania wstępne - zaliczone przedmioty i/lub kompetencje</text:p>
          </table:table-cell>
          <table:table-cell table:style-name="Table1.B2" table:number-columns-spanned="5" office:value-type="string">
            <text:p text:style-name="P29">Zaliczony przedmiot POJAVA, względnie: dobra znajomość jednego języka programowania. Znajomość angielskiego na poziomie pozwalającym czytanie dokumentacji w tym języku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B9. Limit liczby studentów</text:p>
          </table:table-cell>
          <table:table-cell table:style-name="Table1.B2" table:number-columns-spanned="5" office:value-type="string">
            <text:p text:style-name="P27"><text:span text:style-name="T6">20</text:span><text:span text:style-name="T5"> o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6" office:value-type="string">
            <text:p text:style-name="P36">C. Efekty kształcenia i sposób prowadzenia zajęć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1. Forma zajęć dydaktycznych -liczba godzin w semestrze: wykład, ćwiczenia, laboratorium, projekt</text:p>
          </table:table-cell>
          <table:table-cell table:style-name="Table1.A2" table:number-columns-spanned="2" office:value-type="string">
            <text:p text:style-name="P15">L-30</text:p>
          </table:table-cell>
          <table:covered-table-cell/>
          <table:table-cell table:style-name="Table1.A2" table:number-columns-spanned="2" office:value-type="string">
            <text:p text:style-name="P8">C2. Egzamin (tak/nie)</text:p>
          </table:table-cell>
          <table:covered-table-cell/>
          <table:table-cell table:style-name="Table1.B2" office:value-type="string">
            <text:p text:style-name="P14">Nie</text:p>
          </table:table-cell>
        </table:table-row>
        <table:table-row table:style-name="Table1.1">
          <table:table-cell table:style-name="Table1.A7" office:value-type="string">
            <text:p text:style-name="P6"><text:span text:style-name="T7">C3. Liczba punktów </text:span><text:span text:style-name="T5">ECTS</text:span><text:span text:style-name="T7"> (uzasadnienie w pkt. D1-D3)</text:span></text:p>
          </table:table-cell>
          <table:table-cell table:style-name="Table1.B7" table:number-columns-spanned="5" office:value-type="string">
            <text:p text:style-name="P14">2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6"><text:span text:style-name="T7">C4. Cel przedmiotu – nabywane kompetencje</text:span><text:span text:style-name="T5"> </text:span><text:span text:style-name="T7">(maks. 3 linie tekstu)</text:span></text:p>
          </table:table-cell>
          <table:table-cell table:style-name="Table1.B7" table:number-columns-spanned="5" office:value-type="string">
            <text:p text:style-name="P32">Celem przedmioty jest zaznajomienie studentów z nowoczesnymi metodami analizy dużych zbiorów danych w języku Python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4A. Cel przedmiotu w języku angielskim</text:p>
          </table:table-cell>
          <table:table-cell table:style-name="Table1.B2" table:number-columns-spanned="5" office:value-type="string">
            <text:p text:style-name="P32">Aim of this course is teach students advanced data-analysis tools for exploring large datasets in Python language.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8">C5. Treści kształcenia (podać dla każdej z form zajęć dydaktycznych) </text:p>
          </table:table-cell>
          <table:table-cell table:style-name="Table1.B2" table:number-columns-spanned="5" office:value-type="string">
            <text:p text:style-name="P19">Do rozwiązania wielu problemów, zarówno naukowych jak i tych spotykanych w biznesie wymagane jest wydajne przetwarzanie dużych zestawów danych. Nowoczesne rozwiązania stworzone w języku Python pozwalają na wydajne przetwarzanie takich zbiorów danych, przy czym nakłady pracy programisty potrzebne do rozwiązania takiego problemu są są istotnie niższe niż w tradycyjnych rozwiązaniach. </text:p>
            <text:p text:style-name="P19"/>
            <text:p text:style-name="P19">W ramach przedmiotu studenci posiądą komplet wiedzy potrzebnej do samodzielnego przetwarzania takich zbiorów danych w wydajny sposób. Zapoznają się z takimi zagadnieniami jak: </text:p>
            <text:p text:style-name="P19"/>
            <text:list xml:id="list8290598376042713383" text:style-name="L1">
              <text:list-item>
                <text:p text:style-name="P47">Język programowania Python: podstawowe konstrukcje w tym języku takie jak: instrukcje warunkowe, zmienne, klasy, list comprehensions; wydajność interpretera.</text:p>
              </text:list-item>
              <text:list-item>
                <text:p text:style-name="P47">Narzędzia developerskie w tym języku, dostępne IDE, konsola ipython, środowisko ipython notebook. <text:span text:style-name="T11">Podstawy pracy z systememe kontroli wersji GIT. </text:span></text:p>
              </text:list-item>
              <text:list-item>
                <text:p text:style-name="P47">Podstawowe biblioteki naukowe w języku Python: numpy, scipy, <text:span text:style-name="T11">pandas,</text:span> matplotlib. </text:p>
              </text:list-item>
              <text:list-item>
                <text:p text:style-name="P48">Wykonywanie zrównoleglonych obliczeń. </text:p>
              </text:list-item>
              <text:list-item>
                <text:p text:style-name="P47">Podstawowe techniki optymalizacji kodu: wektoryzacja wyrażeń, pisanie wstawek w językach kompilowanych (C/C++), pośrednie metody optymalizacji kodu (Cython i typ podobne). </text:p>
              </text:list-item>
            </text:list>
            <text:p text:style-name="P4"/>
            <text:p text:style-name="P4">Wspomniane wyżej <text:span text:style-name="T14">zagadnienia</text:span> będą prezentowane podczas dokonywania praktycznych analiz, przypominających analizy jakie studenci mogą wykonać w ramach swoich pracy dyplomowych, takich jak: analiza danych związanych z Fizyką Wysokich Energii, analiza obrazów, podstawowe metody eksploracji danych, czy podstawowe zagadnienia optyki. </text:p>
            <text:p text:style-name="P4"/>
            <text:p text:style-name="P5">Studenci będą proszeni o założenie konta w serwisie GitHub.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2" office:value-type="string">
            <text:p text:style-name="P8">C5A: Treści kształcenia w języku angielskim</text:p>
          </table:table-cell>
          <table:table-cell table:style-name="Table1.B2" table:number-columns-spanned="5" office:value-type="string">
            <text:p text:style-name="P19">Solutions to many scientific (and business domain) problems require fast analysis of large datasets. Modern scientific tools written for Python language allow to cope with these challenges, moreover <text:span text:style-name="T11">less </text:span>time <text:span text:style-name="T11">is </text:span>required to develop <text:span text:style-name="T11">such as solution than in traditional ones. </text:span></text:p>
            <text:p text:style-name="P19"/>
            <text:p text:style-name="P20">During the course students will gain knowledge needed to perform data anaylysis on large datasets. Thet will learn following topics: </text:p>
            <text:p text:style-name="P20"/>
            <text:list xml:id="list3717341399074902303" text:style-name="L2">
              <text:list-item>
                <text:p text:style-name="P49">Python programming language: basic constructs of the language – conditional expressions, variables, classes, list comprehensions; interpreter performance. </text:p>
              </text:list-item>
              <text:list-item>
                <text:p text:style-name="P49">Developement tools: avilable IDEs, ipython console, ipython notebook enviorment. Basics of GIT version control system. </text:p>
              </text:list-item>
              <text:list-item>
                <text:p text:style-name="P49">Python scientific libraries: numpy, scipy, pandas, matplotlib.</text:p>
              </text:list-item>
              <text:list-item>
                <text:p text:style-name="P49">Calculation parralelisation. </text:p>
              </text:list-item>
              <text:list-item>
                <text:p text:style-name="P49">Code optimisation techniqies: vectoriasation, writing parts of code in compiled languages (C/C++), intermediate code optimisation techniques (Cython library). </text:p>
              </text:list-item>
            </text:list>
            <text:p text:style-name="P5"/>
            <text:p text:style-name="P5">Beforementioned topics will be introduced during performing practical data analyses, similar to those students will perform during work on their theses. Topics will include: analysis High Energy Physics data, image analysis, basic data exploration algorithms, basic optics algorithms. </text:p>
            <text:p text:style-name="P5"/>
            <text:p text:style-name="P5">Students will be asked to create a github account.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8">C6. Metody oceny – krótki regulamin zaliczenia przedmiotu</text:p>
          </table:table-cell>
          <table:table-cell table:style-name="Table1.B7" table:number-columns-spanned="5" office:value-type="string">
            <text:p text:style-name="P30">Ocena wyznaczana jest za pomocą średniej ważonej następujących elementów:</text:p>
            <text:list xml:id="list1587006802380234703" text:style-name="WW8Num2">
              <text:list-item>
                <text:p text:style-name="P50">Średnia arytmetyczna ocen z 5 – 6 kolokwiów wejściowych na zajęcia (waga 1)</text:p>
              </text:list-item>
              <text:list-item>
                <text:p text:style-name="P50">Średnia arytmetyczna ocen uzyskanych z laboratorium (waga 2) </text:p>
              </text:list-item>
              <text:list-item>
                <text:p text:style-name="P50">Ocena z <text:span text:style-name="T11">projektu</text:span>. </text:p>
              </text:list-item>
            </text:list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7. Literatura (spis podręczników i lektur uzupełniających) </text:p>
          </table:table-cell>
          <table:table-cell table:style-name="Table1.B2" table:number-columns-spanned="5" office:value-type="string">
            <text:p text:style-name="P30">Studentów obowiązuje wiedza z materiałów dostępnych na stronie. </text:p>
            <text:p text:style-name="P30"/>
            <text:p text:style-name="P30">Dodatkowo: </text:p>
            <text:list xml:id="list3343796997864255050" text:style-name="L3">
              <text:list-item>
                <text:p text:style-name="P51">MCKINNEY, Wes. Python for Data Analysis. O’Reilly, 2012. ISBN 9781449319793. </text:p>
              </text:list-item>
              <text:list-item>
                <text:p text:style-name="P51">PYTHON SOFTWARE FOUNDATION. Python Programming Language Documentation. [online]. Available from: <text:a xlink:type="simple" xlink:href="http://www.python.org/">http://www.python.org/</text:a></text:p>
              </text:list-item>
              <text:list-item>
                <text:p text:style-name="P52">JONES, Eric, OLIPHANT, Travis and PETERSON, Pearu. SciPy: Open Source Scientific Tools for Python. [online]. Available from: http://www.scipy.org/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C8. Witryna www przedmiotu</text:p>
          </table:table-cell>
          <table:table-cell table:style-name="Table1.B2" table:number-columns-spanned="5" office:value-type="string">
            <text:p text:style-name="P6">W przygotowania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B2" table:number-columns-spanned="6" office:value-type="string">
            <text:p text:style-name="P37">D. Nakład pracy studen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D1. Liczba godzin pracy studenta związanych z osiągnięciem efektów kształcenia (nakład pracy dla różnych form zajęć, praca własna, przygotowanie do sprawdzianów, egzamin). Razem liczba godzin w przybliżeniu równa liczba ECTSx25 </text:p>
          </table:table-cell>
          <table:table-cell table:style-name="Table1.B2" table:number-columns-spanned="5" office:value-type="string">
            <text:p text:style-name="P28">Uczestniczenie w laboratoriach <text:span text:style-name="T9">30</text:span> godzin, przygotowanie do laboratoriów <text:span text:style-name="T9">15</text:span> godzin. Wykonanie projektu <text:span text:style-name="T9">15</text:span> godzin. </text:p>
            <text:p text:style-name="P30"/>
            <text:p text:style-name="P28">Razem w semestrze <text:span text:style-name="T8">60</text:span> godz, co odpowiada <text:span text:style-name="T9">2</text:span> ECTS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D2 Liczba punktów ECTS na zajęciach wymagających bezpośredniego udziału nauczycieli akademickich:</text:p>
          </table:table-cell>
          <table:table-cell table:style-name="Table1.B2" table:number-columns-spanned="5" office:value-type="string">
            <text:p text:style-name="P28">Uczestniczenie w laboratoriach <text:span text:style-name="T9">30</text:span> godzin. </text:p>
            <text:p text:style-name="P28">Razem w semestrze <text:span text:style-name="T8">30</text:span> godz, co odpowiada <text:span text:style-name="T9">1</text:span> ECTS.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D3. Liczba punktów ECTS, którą student uzyskuje w ramach zajęć o charakterze praktycznym</text:p>
          </table:table-cell>
          <table:table-cell table:style-name="Table1.B2" table:number-columns-spanned="5" office:value-type="string">
            <text:p text:style-name="P28">Uczestniczenie w laboratoriach <text:span text:style-name="T9">30</text:span> godzin. Wykonanie projektu <text:span text:style-name="T9">15</text:span> godzin. 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table:number-columns-spanned="6" office:value-type="string">
            <text:p text:style-name="P37">E. Informacje dodatkow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E1. Uwagi</text:p>
          </table:table-cell>
          <table:table-cell table:style-name="Table1.B2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E2. Data ostatniej aktualizacji</text:p>
          </table:table-cell>
          <table:table-cell table:style-name="Table1.B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24"><text:line-break/>Tabela 1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4">Efekty kształcenia dla przedmiotu – profil ogólnoakademicki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rows-spanned="2" office:value-type="string">
            <text:p text:style-name="P9">Kod efektu </text:p>
          </table:table-cell>
          <table:table-cell table:style-name="Table2.A2" table:number-rows-spanned="2" office:value-type="string">
            <text:p text:style-name="P10">Student, który zaliczył przedmiot:</text:p>
          </table:table-cell>
          <table:table-cell table:style-name="Table2.A2" table:number-rows-spanned="2" office:value-type="string">
            <text:p text:style-name="P10">Metoda sprawdzania efektu kształcenia</text:p>
          </table:table-cell>
          <table:table-cell table:style-name="Table2.A1" table:number-columns-spanned="2" office:value-type="string">
            <text:p text:style-name="P10">Odniesienie do efektów kształcenia dla</text:p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table-cell table:style-name="Table2.A2" office:value-type="string">
            <text:p text:style-name="P10">kierunku</text:p>
          </table:table-cell>
          <table:table-cell table:style-name="Table2.A1" office:value-type="string">
            <text:p text:style-name="P10">Obszaru</text:p>
          </table:table-cell>
        </table:table-row>
        <table:table-row table:style-name="Table2.1">
          <table:table-cell table:style-name="Table2.A1" table:number-columns-spanned="5" office:value-type="string">
            <text:p text:style-name="P38">WIEDZA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PYDATA1</text:p>
          </table:table-cell>
          <table:table-cell table:style-name="Table2.A2" office:value-type="string">
            <text:p text:style-name="P17">Ma uporządkowaną wiedzę dotyczącą zagadnień związanych z przetwarzaniem dyżych zestawów danych w języku Python</text:p>
          </table:table-cell>
          <table:table-cell table:style-name="Table2.A2" office:value-type="string">
            <text:p text:style-name="P21">Kolokwia wejściowe</text:p>
          </table:table-cell>
          <table:table-cell table:style-name="Table2.A2" office:value-type="string">
            <text:p text:style-name="P30">FT1_W13</text:p>
            <text:p text:style-name="P30">FT1_W14</text:p>
          </table:table-cell>
          <table:table-cell table:style-name="Table2.A1" office:value-type="string">
            <text:p text:style-name="P30">T1A_W02</text:p>
            <text:p text:style-name="P30">T1A_W07</text:p>
          </table:table-cell>
        </table:table-row>
        <table:table-row table:style-name="Table2.1">
          <table:table-cell table:style-name="Table2.A2" office:value-type="string">
            <text:p text:style-name="P16">PYDATA2</text:p>
          </table:table-cell>
          <table:table-cell table:style-name="Table2.A2" office:value-type="string">
            <text:p text:style-name="P17">ma podstawową wiedzę o cyklach życia urządzeń, obiektów i systemów </text:p>
            <text:p text:style-name="P17">technicznych</text:p>
          </table:table-cell>
          <table:table-cell table:style-name="Table2.A2" office:value-type="string">
            <text:p text:style-name="P21">Kolokwia wejściowe, projekt. </text:p>
          </table:table-cell>
          <table:table-cell table:style-name="Table2.A2" office:value-type="string">
            <text:p text:style-name="P30">FT1_W19</text:p>
          </table:table-cell>
          <table:table-cell table:style-name="Table2.A1" office:value-type="string">
            <text:p text:style-name="P30">T1A_W06</text:p>
          </table:table-cell>
        </table:table-row>
        <table:table-row table:style-name="Table2.1">
          <table:table-cell table:style-name="Table2.A1" table:number-columns-spanned="5" office:value-type="string">
            <text:p text:style-name="P38">UMIEJĘTNOŚCI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PYDATAU1</text:p>
          </table:table-cell>
          <table:table-cell table:style-name="Table2.A2" office:value-type="string">
            <text:p text:style-name="P17">Potrafi wykonywać wydajne obliczenia w języku python w rozwiązywaniu problemów naukowych</text:p>
          </table:table-cell>
          <table:table-cell table:style-name="Table2.A2" office:value-type="string">
            <text:p text:style-name="P30">Projekt </text:p>
          </table:table-cell>
          <table:table-cell table:style-name="Table2.A2" office:value-type="string">
            <text:p text:style-name="P18">FT1_U01</text:p>
            <text:p text:style-name="P18">FT1_U03</text:p>
          </table:table-cell>
          <table:table-cell table:style-name="Table2.A1" office:value-type="string">
            <text:p text:style-name="P18">T1A_U01</text:p>
            <text:p text:style-name="P18">T1A_U02 </text:p>
            <text:p text:style-name="P18">T1A_U07 </text:p>
            <text:p text:style-name="P18">T1A_U09</text:p>
          </table:table-cell>
        </table:table-row>
        <table:table-row table:style-name="Table2.1">
          <table:table-cell table:style-name="Table2.A2" office:value-type="string">
            <text:p text:style-name="P16">PYDATAU2</text:p>
          </table:table-cell>
          <table:table-cell table:style-name="Table2.A2" office:value-type="string">
            <text:p text:style-name="P22">Potrafi samodzielnie stosować nowe techniki programistyczne. Zna zasoby z których może się uczyć. </text:p>
          </table:table-cell>
          <table:table-cell table:style-name="Table2.A2" office:value-type="string">
            <text:p text:style-name="P30">Projekt</text:p>
          </table:table-cell>
          <table:table-cell table:style-name="Table2.A2" office:value-type="string">
            <text:p text:style-name="P2">FT1_U25 </text:p>
          </table:table-cell>
          <table:table-cell table:style-name="Table2.A1" office:value-type="string">
            <text:p text:style-name="P2">T1A_U05</text:p>
          </table:table-cell>
        </table:table-row>
        <table:table-row table:style-name="Table2.10">
          <table:table-cell table:style-name="Table2.A2" office:value-type="string">
            <text:p text:style-name="P16">PYDATAU3</text:p>
          </table:table-cell>
          <table:table-cell table:style-name="Table2.A2" office:value-type="string">
            <text:p text:style-name="P2">Student potrafi profesjonalnie komunikować się na temat złożonych projektów informatycznych. </text:p>
          </table:table-cell>
          <table:table-cell table:style-name="Table2.A2" office:value-type="string">
            <text:p text:style-name="P30">Przygotowanie specyfikacji do projektu.</text:p>
          </table:table-cell>
          <table:table-cell table:style-name="Table2.A2" office:value-type="string">
            <text:p text:style-name="P2">FT1_U02</text:p>
          </table:table-cell>
          <table:table-cell table:style-name="Table2.A1" office:value-type="string">
            <text:p text:style-name="P2">T1A_U02 </text:p>
          </table:table-cell>
        </table:table-row>
        <table:table-row table:style-name="Table2.1">
          <table:table-cell table:style-name="Table2.A1" table:number-columns-spanned="5" office:value-type="string">
            <text:p text:style-name="P38">KOMPETENCJE SPOŁECZNE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5"><text:span text:style-name="T10">PYDATA</text:span>K1</text:p>
          </table:table-cell>
          <table:table-cell table:style-name="Table2.A2" office:value-type="string">
            <text:p text:style-name="P2">Potrafi pracować zespołowo nad projektem <text:span text:style-name="T12">ifnormatycznym</text:span>. <text:s text:c="2"/></text:p>
          </table:table-cell>
          <table:table-cell table:style-name="Table2.A2" office:value-type="string">
            <text:p text:style-name="P30">Projekt, praca na zajęciach. </text:p>
          </table:table-cell>
          <table:table-cell table:style-name="Table2.A2" office:value-type="string">
            <text:p text:style-name="P2">FT1_K03 <text:s/></text:p>
          </table:table-cell>
          <table:table-cell table:style-name="Table2.A1" office:value-type="string">
            <text:p text:style-name="P2">T1A_K03 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Mangal" svg:font-family="Mangal" style:font-pitch="variable"/>
    <style:font-face style:name="SimSun" svg:font-family="SimSun, ËÎĚĺ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0138in" fo:margin-bottom="0.0138in" style:contextual-spacing="false" fo:text-align="center" style:justify-single-word="false" fo:keep-with-next="always"/>
      <style:text-properties fo:font-size="11pt" fo:font-weight="bold" style:font-size-asian="11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top="0.1945in" fo:margin-bottom="0.1945in" style:contextual-spacing="false"/>
      <style:text-properties style:font-name="Arial Unicode MS" fo:font-family="'Arial Unicode MS'" style:font-family-generic="swiss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Arial Unicode MS" style:font-family-complex="'Arial Unicode MS'" style:font-family-generic-complex="swiss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left="0.0398in" fo:margin-right="0in" fo:margin-top="0.0138in" fo:margin-bottom="0.0138in" style:contextual-spacing="false" fo:text-indent="0in" style:auto-text-indent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style:font-name="Times" fo:font-family="Times" style:font-family-generic="roman" style:font-pitch="variable" fo:font-style="italic" fo:font-weight="bold" style:font-style-asian="italic" style:font-weight-asian="bold" style:font-name-complex="Times" style:font-family-complex="Times" style:font-family-generic-complex="roman" style:font-pitch-complex="variable" style:font-size-complex="14pt" style:font-style-complex="italic" style:font-weight-complex="bold" fo:hyphenate="tru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, ËÎĚĺ" style:font-pitch-asian="variable" style:font-size-asian="14pt" style:font-name-complex="Mangal" style:font-family-complex="Mangal" style:font-pitch-complex="variable" style:font-size-complex="14pt"/>
    </style:style>
    <style:style style:name="Signature" style:family="paragraph" style:parent-style-name="Standard" style:class="text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Podpis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055in" style:type="center"/>
          <style:tab-stop style:position="6.811in" style:type="right"/>
        </style:tab-stops>
      </style:paragraph-properties>
    </style:style>
    <style:style style:name="Nagłówek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ny_20__28_Web_29_" style:display-name="Normalny (Web)" style:family="paragraph" style:parent-style-name="Standard">
      <style:paragraph-properties fo:margin-top="0.1945in" fo:margin-bottom="0.0827in" style:contextual-spacing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WW-Domyślna_20_czcionka_20_akapitu" style:display-name="WW-Domyślna czcionka akapitu" style:family="text"/>
    <style:style style:name="WW-Domyślna_20_czcionka_20_akapitu1" style:display-name="WW-Domyślna czcionka akapitu1" style:family="text"/>
    <style:style style:name="Page_20_Number" style:display-name="Page Number" style:family="text" style:parent-style-name="Domyślna_20_czcionka_20_akapitu"/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193in" fo:text-indent="-0.25in" fo:margin-left="0.5193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693in" fo:text-indent="-0.25in" fo:margin-left="0.7693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0193in" fo:text-indent="-0.25in" fo:margin-left="1.0193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693in" fo:text-indent="-0.25in" fo:margin-left="1.2693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193in" fo:text-indent="-0.25in" fo:margin-left="1.5193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693in" fo:text-indent="-0.25in" fo:margin-left="1.7693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193in" fo:text-indent="-0.25in" fo:margin-left="2.0193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693in" fo:text-indent="-0.25in" fo:margin-left="2.2693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193in" fo:text-indent="-0.25in" fo:margin-left="2.519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officeooo:paragraph-rsid="000ba126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name-asian="Arial" style:font-size-asian="10pt" style:font-name-complex="Arial" style:font-size-complex="10pt"/>
    </style:style>
    <style:style style:name="MT3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MT4" style:family="text">
      <style:text-properties style:font-name="Arial" fo:font-size="10pt" officeooo:rsid="000ba126" style:font-size-asian="10pt" style:font-name-complex="Arial" style:font-size-complex="10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472in" fo:margin-left="0.8272in" fo:margin-right="0.709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54in" fo:margin-left="0in" fo:margin-right="0in" fo:margin-top="0.2764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3"><draw:text-box fo:min-height="0.0228in" fo:min-width="0.0161in"><text:p text:style-name="Footer"><text:span text:style-name="Page_20_Number"><text:span text:style-name="MT1"><text:page-number text:select-page="current">0</text:page-number></text:span></text:span><text:span text:style-name="Page_20_Number"><text:span text:style-name="MT2"> </text:span></text:span><text:span text:style-name="Page_20_Number"><text:span text:style-name="MT1">z </text:span></text:span><text:span text:style-name="Page_20_Number"><text:span text:style-name="MT1"><text:page-count style:num-format="1">4</text:page-count></text:span></text:span></text:p></draw:text-box></draw:frame><text:span text:style-name="MT3">Karta przedmiotu</text:span><text:span text:style-name="MT1"> </text:span><text:span text:style-name="MT4">Python w zastosowaniach naukowych</text:span><text:span text:style-name="MT1"> <text:s text:c="3"/></text:span><text:span text:style-name="MT3">Kod</text:span><text:span text:style-name="MT1"> </text:span><text:span text:style-name="MT4">PY-DAT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is przedmiotu: Matematyka 1 </dc:title>
    <meta:initial-creator>Dziekanat</meta:initial-creator>
    <meta:creation-date>2014-05-17T17:54:00</meta:creation-date>
    <dc:creator>Jacek Bzdak</dc:creator>
    <dc:date>2014-06-07T18:18:19.505941424</dc:date>
    <meta:print-date>2013-05-13T16:21:00</meta:print-date>
    <meta:editing-cycles>7</meta:editing-cycles>
    <meta:editing-duration>PT29M46S</meta:editing-duration>
    <meta:generator>LibreOffice/4.2.4.2$Linux_X86_64 LibreOffice_project/420m0$Build-2</meta:generator>
    <meta:document-statistic meta:table-count="2" meta:image-count="0" meta:object-count="0" meta:page-count="4" meta:paragraph-count="149" meta:word-count="1039" meta:character-count="7834" meta:non-whitespace-character-count="6902"/>
  </office:meta>
</office:document-meta>
</file>